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TeX Main" svg:font-family="'KaTeX Main', 'Times New Roman', serif"/>
    <style:font-face style:name="KaTeX Math" svg:font-family="'KaTeX Math'"/>
    <style:font-face style:name="Lohit Devanagari1" svg:font-family="'Lohit Devanagari'"/>
    <style:font-face style:name="Open Sans" svg:font-family="'Open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4f4f4f" style:font-name="Open Sans" fo:font-size="12pt" fo:letter-spacing="normal" fo:font-style="normal" fo:font-weight="normal" officeooo:rsid="000b0d61" officeooo:paragraph-rsid="000b0d61"/>
    </style:style>
    <style:style style:name="P2" style:family="paragraph" style:parent-style-name="Text_20_body">
      <style:text-properties officeooo:rsid="000c7393" officeooo:paragraph-rsid="000c7393"/>
    </style:style>
    <style:style style:name="P3"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fo:padding="0cm" fo:border="none"/>
    </style:style>
    <style:style style:name="P7" style:family="paragraph" style:parent-style-name="Standard">
      <style:text-properties officeooo:rsid="000b0d61" officeooo:paragraph-rsid="000b0d61"/>
    </style:style>
    <style:style style:name="P8" style:family="paragraph" style:parent-style-name="Standard">
      <style:text-properties officeooo:rsid="000c7393" officeooo:paragraph-rsid="000c7393"/>
    </style:style>
    <style:style style:name="T1" style:family="text">
      <style:text-properties fo:font-variant="normal" fo:text-transform="none" fo:color="#4f4f4f" style:font-name="Open Sans" fo:font-size="12pt" fo:letter-spacing="normal" fo:font-style="normal" fo:font-weight="normal"/>
    </style:style>
    <style:style style:name="T2" style:family="text">
      <style:text-properties fo:font-variant="normal" fo:text-transform="none" fo:color="#4f4f4f" style:font-name="Open Sans" fo:font-size="12pt" fo:letter-spacing="normal" fo:font-style="normal" fo:font-weight="bold"/>
    </style:style>
    <style:style style:name="T3" style:family="text">
      <style:text-properties fo:font-variant="normal" fo:text-transform="none" fo:color="#4f4f4f" style:font-name="KaTeX Math" fo:font-size="12pt" fo:letter-spacing="normal" fo:font-style="italic" fo:font-weight="normal"/>
    </style:style>
    <style:style style:name="T4" style:family="text">
      <style:text-properties fo:font-variant="normal" fo:text-transform="none" fo:color="#4f4f4f" style:font-name="KaTeX Main" fo:font-size="12pt" fo:letter-spacing="normal" fo:font-style="normal" fo:font-weight="normal"/>
    </style:style>
    <style:style style:name="T5" style:family="text">
      <style:text-properties fo:font-variant="normal" fo:text-transform="none" fo:color="#02b3e4" style:text-line-through-style="none" style:text-line-through-type="none" style:font-name="Open Sans" fo:font-size="12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main algorithm used to find the best fit line is called the </text:span><text:span text:style-name="Strong_20_Emphasis"><text:span text:style-name="T2">least-squares</text:span></text:span><text:span text:style-name="T1"> algorithm, which finds the line that minimizes </text:span><text:span text:style-name="T3">i</text:span><text:span text:style-name="T4">=1∑</text:span><text:span text:style-name="T3">n</text:span><text:span text:style-name="T4">​(</text:span><text:span text:style-name="T3">yi</text:span><text:span text:style-name="T4">​−</text:span><text:span text:style-name="T3">yi</text:span><text:span text:style-name="T4">​^​)2</text:span><text:span text:style-name="T1">.</text:span></text:p>
      <text:p text:style-name="P5">There are other ways we might choose a "best" line, but this algorithm tends to do a good job in many scenarios.</text:p>
      <text:p text:style-name="Standard"/>
      <text:p text:style-name="Standard"/>
      <text:p text:style-name="P7">Interpreting sm.OLS() results when running regression models:</text:p>
      <text:p text:style-name="P7"/>
      <text:p text:style-name="P1">We can perform hypothesis tests for the coefficients in our linear models using Python (and other software). These tests help us determine if there is a statistically significant linear relationship between a particular variable and the response. The hypothesis test for the intercept isn't useful in most cases.</text:p>
      <text:p text:style-name="P5">However, the hypothesis test for each x-variable is a test of if that population slope is equal to zero vs. an alternative where the parameter differs from zero. Therefore, if the slope is different than zero (the alternative is true), we have evidence that the x-variable attached to that coefficient has a statistically significant linear relationship with the response. This in turn suggests that the x-variable should help us in predicting the response (or at least be better than not having it in the model).</text:p>
      <text:p text:style-name="P7"/>
      <text:p text:style-name="P8">Does the line fit well?:</text:p>
      <text:p text:style-name="P2"><text:span text:style-name="T1">The </text:span><text:span text:style-name="Strong_20_Emphasis"><text:span text:style-name="T2">Rsquared</text:span></text:span><text:span text:style-name="T1"> value is the square of the correlation coefficient.</text:span></text:p>
      <text:p text:style-name="P3">A common definition for the Rsquared variable is that it is the amount of variability in the response variable that can be explained by the x-variable in our model. In general, the closer this value is to 1, the better our model fits the data.</text:p>
      <text:p text:style-name="P6"><text:span text:style-name="T1">Many feel that Rsquared isn't a great measure (which is possibly true), but I would argue that using cross-validation can assist us with validating any measure that helps us understand the fit of a model to our data. </text:span><text:a xlink:type="simple" xlink:href="http://data.library.virginia.edu/is-r-squared-useless/" office:target-frame-name="_blank" xlink:show="new" text:style-name="Internet_20_link" text:visited-style-name="Visited_20_Internet_20_Link"><text:span text:style-name="T5">Here</text:span></text:a><text:span text:style-name="T1">, you can find one such argument explaining why one individual doesn't care for Rsquare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aTeX Main" svg:font-family="'KaTeX Main', 'Times New Roman', serif"/>
    <style:font-face style:name="KaTeX Math" svg:font-family="'KaTeX Math'"/>
    <style:font-face style:name="Lohit Devanagari1" svg:font-family="'Lohit Devanagari'"/>
    <style:font-face style:name="Open Sans" svg:font-family="'Open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7T21:00:47.595544773</meta:creation-date>
    <dc:date>2020-05-27T21:18:37.029128770</dc:date>
    <meta:editing-duration>PT17M48S</meta:editing-duration>
    <meta:editing-cycles>3</meta:editing-cycles>
    <meta:generator>LibreOffice/6.0.7.3$Linux_X86_64 LibreOffice_project/00m0$Build-3</meta:generator>
    <meta:document-statistic meta:table-count="0" meta:image-count="0" meta:object-count="0" meta:page-count="1" meta:paragraph-count="9" meta:word-count="297" meta:character-count="1783" meta:non-whitespace-character-count="1481"/>
  </office:meta>
</office:document-meta>
</file>